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06cm"/>
    </style:style>
    <style:style style:name="co2" style:family="table-column">
      <style:table-column-properties fo:break-before="auto" style:column-width="1.939cm"/>
    </style:style>
    <style:style style:name="co3" style:family="table-column">
      <style:table-column-properties fo:break-before="auto" style:column-width="1.896cm"/>
    </style:style>
    <style:style style:name="co4" style:family="table-column">
      <style:table-column-properties fo:break-before="auto" style:column-width="3.043cm"/>
    </style:style>
    <style:style style:name="co5" style:family="table-column">
      <style:table-column-properties fo:break-before="auto" style:column-width="3.277cm"/>
    </style:style>
    <style:style style:name="co6" style:family="table-column">
      <style:table-column-properties fo:break-before="auto" style:column-width="13.94cm"/>
    </style:style>
    <style:style style:name="co7" style:family="table-column">
      <style:table-column-properties fo:break-before="auto" style:column-width="13.635cm"/>
    </style:style>
    <style:style style:name="co8" style:family="table-column">
      <style:table-column-properties fo:break-before="auto" style:column-width="15.616cm"/>
    </style:style>
    <style:style style:name="co9" style:family="table-column">
      <style:table-column-properties fo:break-before="auto" style:column-width="2.596cm"/>
    </style:style>
    <style:style style:name="co10" style:family="table-column">
      <style:table-column-properties fo:break-before="auto" style:column-width="2.572cm"/>
    </style:style>
    <style:style style:name="co11" style:family="table-column">
      <style:table-column-properties fo:break-before="auto" style:column-width="2.397cm"/>
    </style:style>
    <style:style style:name="co12" style:family="table-column">
      <style:table-column-properties fo:break-before="auto" style:column-width="2.697cm"/>
    </style:style>
    <style:style style:name="co13" style:family="table-column">
      <style:table-column-properties fo:break-before="auto" style:column-width="2.258cm"/>
    </style:style>
    <style:style style:name="co14" style:family="table-column">
      <style:table-column-properties fo:break-before="auto" style:column-width="8.287cm"/>
    </style:style>
    <style:style style:name="co15" style:family="table-column">
      <style:table-column-properties fo:break-before="auto" style:column-width="4.105cm"/>
    </style:style>
    <style:style style:name="co16" style:family="table-column">
      <style:table-column-properties fo:break-before="auto" style:column-width="6.992cm"/>
    </style:style>
    <style:style style:name="co17" style:family="table-column">
      <style:table-column-properties fo:break-before="auto" style:column-width="2.704cm"/>
    </style:style>
    <style:style style:name="co18" style:family="table-column">
      <style:table-column-properties fo:break-before="auto" style:column-width="3.32cm"/>
    </style:style>
    <style:style style:name="co19" style:family="table-column">
      <style:table-column-properties fo:break-before="auto" style:column-width="2.3cm"/>
    </style:style>
    <style:style style:name="co20" style:family="table-column">
      <style:table-column-properties fo:break-before="auto" style:column-width="2.916cm"/>
    </style:style>
    <style:style style:name="co21" style:family="table-column">
      <style:table-column-properties fo:break-before="auto" style:column-width="3.404cm"/>
    </style:style>
    <style:style style:name="co22" style:family="table-column">
      <style:table-column-properties fo:break-before="auto" style:column-width="3.679cm"/>
    </style:style>
    <style:style style:name="co23" style:family="table-column">
      <style:table-column-properties fo:break-before="auto" style:column-width="11.599cm"/>
    </style:style>
    <style:style style:name="co24" style:family="table-column">
      <style:table-column-properties fo:break-before="auto" style:column-width="1.833cm"/>
    </style:style>
    <style:style style:name="co25" style:family="table-column">
      <style:table-column-properties fo:break-before="auto" style:column-width="2.852cm"/>
    </style:style>
    <style:style style:name="co26" style:family="table-column">
      <style:table-column-properties fo:break-before="auto" style:column-width="3.893cm"/>
    </style:style>
    <style:style style:name="co27" style:family="table-column">
      <style:table-column-properties fo:break-before="auto" style:column-width="1.875cm"/>
    </style:style>
    <style:style style:name="co28" style:family="table-column">
      <style:table-column-properties fo:break-before="auto" style:column-width="1.536cm"/>
    </style:style>
    <style:style style:name="co29" style:family="table-column">
      <style:table-column-properties fo:break-before="auto" style:column-width="2.491cm"/>
    </style:style>
    <style:style style:name="co30" style:family="table-column">
      <style:table-column-properties fo:break-before="auto" style:column-width="2.342cm"/>
    </style:style>
    <style:style style:name="co31" style:family="table-column">
      <style:table-column-properties fo:break-before="auto" style:column-width="23.213cm"/>
    </style:style>
    <style:style style:name="co32" style:family="table-column">
      <style:table-column-properties fo:break-before="auto" style:column-width="23.022cm"/>
    </style:style>
    <style:style style:name="ro1" style:family="table-row">
      <style:table-row-properties style:row-height="0.452cm" fo:break-before="auto" style:use-optimal-row-height="true"/>
    </style:style>
    <style:style style:name="ro2" style:family="table-row">
      <style:table-row-properties style:row-height="12.58cm" fo:break-before="auto" style:use-optimal-row-height="true"/>
    </style:style>
    <style:style style:name="ro3" style:family="table-row">
      <style:table-row-properties style:row-height="8.543cm" fo:break-before="auto" style:use-optimal-row-height="true"/>
    </style:style>
    <style:style style:name="ro4" style:family="table-row">
      <style:table-row-properties style:row-height="6.119cm" fo:break-before="auto" style:use-optimal-row-height="true"/>
    </style:style>
    <style:style style:name="ro5" style:family="table-row">
      <style:table-row-properties style:row-height="6.523cm" fo:break-before="auto" style:use-optimal-row-height="true"/>
    </style:style>
    <style:style style:name="ro6" style:family="table-row">
      <style:table-row-properties style:row-height="6.523cm" fo:break-before="auto" style:use-optimal-row-height="true"/>
    </style:style>
    <style:style style:name="ro7" style:family="table-row">
      <style:table-row-properties style:row-height="6.927cm" fo:break-before="auto" style:use-optimal-row-height="true"/>
    </style:style>
    <style:style style:name="ro8" style:family="table-row">
      <style:table-row-properties style:row-height="2.868cm" fo:break-before="auto" style:use-optimal-row-height="true"/>
    </style:style>
    <style:style style:name="ro9" style:family="table-row">
      <style:table-row-properties style:row-height="6.52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style:style style:name="ce5" style:family="table-cell" style:parent-style-name="Default" style:data-style-name="N100"/>
    <style:style style:name="ce6"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16"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loext:opacity="0%" fo:font-weight="bold" style:font-weight-asian="bold" style:font-weight-complex="bold"/>
    </style:style>
    <style:style style:name="T4" style:family="text">
      <style:text-properties style:use-window-font-color="true" loext:opacity="0%"/>
    </style:style>
    <style:style style:name="T5" style:family="text">
      <style:text-properties fo:color="#ff0000" loext:opacity="100%" style:text-outline="false" style:text-line-through-style="none" style:text-line-through-type="none" style:font-name="Liberation Sans" fo:font-size="10pt" fo:language="pl" fo:country="PL"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pl" fo:country="PL" fo:font-style="normal" fo:text-shadow="none" style:text-underline-style="none" style:text-underline-mode="continuous" style:text-overline-mode="continuous" style:text-line-through-mode="continuous" style:font-name-asian="Microsoft YaHei" style:font-size-asian="10pt" style:language-asian="zh" style:country-asian="CN" style:font-style-asian="normal" style:font-name-complex="Arial Unicode MS" style:font-size-complex="10pt" style:language-complex="hi" style:country-complex="IN" style:font-style-complex="normal" style:text-emphasize="none" style:font-relief="none" style:text-overline-style="none" style:text-overline-color="font-color"/>
    </style:style>
    <style:style style:name="T7" style:family="text">
      <style:text-properties fo:color="#ff0000" loext:opacity="100%" style:text-outline="false" style:text-line-through-style="none" style:text-line-through-type="none" style:font-name="Liberation Sans" fo:font-size="10pt" fo:language="pl" fo:country="PL"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pl" fo:country="PL"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0000" loext:opacity="100%"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ff0000" loext:opacity="100%" style:text-outline="false" style:text-line-through-style="none" style:text-line-through-type="none" style:font-name="Liberation Sans" fo:font-size="10pt" fo:language="pl" fo:country="PL"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ff0000" loext:opacity="100%"/>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style:font-weight-asian="bold" style:font-weight-complex="bold"/>
    </style:style>
    <style:style style:name="T15" style:family="text">
      <style:text-properties fo:color="#00a933" loext:opacity="100%" fo:font-weight="bold" style:font-weight-asian="bold" style:font-weight-complex="bold"/>
    </style:style>
    <style:style style:name="T18" style:family="text">
      <style:text-properties style:use-window-font-color="true" fo:font-weight="bold" style:font-weight-asian="bold" style:font-weight-complex="bold"/>
    </style:style>
    <style:style style:name="T19" style:family="text">
      <style:text-properties style:use-window-font-color="true"/>
    </style:style>
    <style:style style:name="T20"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22"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2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font-weight="bold" style:font-weight-asian="bold" style:font-weight-complex="bold" fo:color="#00a933"/>
    </style:style>
    <style:style style:name="T29" style:family="text">
      <style:text-properties fo:font-weight="bold" style:font-weight-asian="bold" style:font-weight-complex="bold" fo:color="#ff0000"/>
    </style:style>
    <style:style style:name="T3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correct_SMA_incorrect_SM_domina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2" table:default-cell-style-name="ce6"/>
        <table:table-column table:style-name="co14" table:number-columns-repeated="2" table:default-cell-style-name="ce6"/>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row table:style-name="ro1">
          <table:table-cell office:value-type="string" calcext:value-type="string">
            <text:p>SM_pred</text:p>
          </table:table-cell>
          <table:table-cell office:value-type="string" calcext:value-type="string">
            <text:p>SMA_pre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table:style-name="Default" office:value-type="string" calcext:value-type="string">
            <text:p>Tematyczność</text:p>
          </table:table-cell>
          <table:table-cell table:style-name="Default" office:value-type="string" calcext:value-type="string">
            <text:p>Generyczność</text:p>
          </table:table-cell>
          <table:table-cell table:style-name="Default" office:value-type="string" calcext:value-type="string">
            <text:p>Redundancja</text:p>
          </table:table-cell>
          <table:table-cell table:style-name="Default" office:value-type="string" calcext:value-type="string">
            <text:p>Informacyjność</text:p>
          </table:table-cell>
          <table:table-cell table:style-name="Default" office:value-type="string" calcext:value-type="string">
            <text:p>Prawdziwość</text:p>
          </table:table-cell>
          <table:table-cell table:style-name="Default" office:value-type="string" calcext:value-type="string">
            <text:p>Użyteczność</text:p>
          </table:table-cell>
          <table:table-cell table:style-name="Default" office:value-type="string" calcext:value-type="string">
            <text:p>Przydatne fakty</text:p>
          </table:table-cell>
          <table:table-cell table:style-name="Default"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row>
        <table:table-row table:style-name="ro2">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5" office:value-type="string" calcext:value-type="string">
            <text:p>0,43</text:p>
          </table:table-cell>
          <table:table-cell table:style-name="ce5" office:value-type="string" calcext:value-type="string">
            <text:p>0,24</text:p>
          </table:table-cell>
          <table:table-cell office:value-type="string" calcext:value-type="string">
            <text:p>In the 2000 Florida election, at least 1,100 eligible voters were wrongly dropped from voting rolls in an attempt to purge a list of felons. Many of those who were dropped showed up to vote and were told they could not.</text:p>
          </table:table-cell>
          <table:table-cell office:value-type="string" calcext:value-type="string">
            <text:p>So the number of cases of in-person fraud by impersonation may be higher than that cited by Levitt, but no independent source suggests it is higher than the number of lightning strikes. Our rating Pocan said: "More people are struck by lightning than commit in-person voter fraud" by impersonation. Roughly 300 people per year are struck by lightning in the United States. But cases of voter fraud -- someone impersonating another voter -- are documented even less often.</text:p>
          </table:table-cell>
          <table:table-cell office:value-type="string" calcext:value-type="string">
            <text:p>The 2000 Florida gubernatorial election remains a deeply controversial chapter in American political history. <text:span text:style-name="T1">Amidst the infamous recount crisis</text:span>, another issue emerged that has been ignored by some and continues to generate concern: the purging of voter rolls. Evidence suggests that at least 1,100 eligible voters were wrongly disenfranchised in the wake of the 2000 election in an effort to eliminate a list of felons from the voting rolls. Many of those individuals who were wrongfully removed from the rolls participated in the election process, only to be informed by election officials that they were ineligible to vote. These events, coupled with the <text:span text:style-name="T1">ongoing legal challenges and public outcry over the recount process</text:span>, underscore the critical need to ensure fair and accurate voter registration and election procedures. The case of the 1,100 wrongly purged individuals highlights the potential for electoral fraud and highlights the importance of <text:span text:style-name="T1">safeguards against such abuses</text:span>. <text:span text:style-name="T1">The 2000 election witnessed a significant level of scrutiny and debate due to the highly controversial recount process</text:span>. Beyond the recount, another significant issue involved the potential for voter suppression, particularly through voter purges. <text:span text:style-name="T2">This problem emerged in the aftermath of the election</text:span>, raising concerns about the effectiveness and fairness of voter registration procedures and the <text:span text:style-name="T1">potential for discriminatory</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pan text:style-name="T30">- informacja na temat skandalu dotyczącego ponownego przeliczenia głosów na Florydzie </text:span> w wyborach na prezydenta USA w 2000r</text:p>
            <text:p>- informacja o publicznym oburzeniu związanym z ponownym przeliczeniem głosów</text:p>
            <text:p>- informacja o potrzebie wprowadzenia zabezpieczeń przed podobnymi nadużyciami związanymi z usunięciem wyborców z list wyborczych</text:p>
            <text:p>- informacja o znacznym poziomie kontroli podczas wyborów i o debacie na temat kontrowersyjnego ponownego przeliczenia głosów</text:p>
            <text:p>- informacja o potencjale dyskryminacji w precedurze rejestracji wyborców</text:p>
          </table:table-cell>
          <table:table-cell office:value-type="string" calcext:value-type="string">
            <text:p><text:a xlink:href="https://en.wikipedia.org/wiki/2000_United_States_presidential_election_in_Florida" xlink:type="simple">https://en.wikipedia.org/wiki/2000_United_States_presidential_election_in_Florida</text:a></text:p>
            <text:p><text:a xlink:href="https://www.politifact.com/factchecks/2012/jun/05/bill-nelson/bill-nelson-compares-rick-scotts-voter-purge-2000-/" xlink:type="simple">https://www.politifact.com/factchecks/2012/jun/05/bill-nelson/bill-nelson-compares-rick-scotts-voter-purge-2000-/</text:a></text:p>
            <text:p><text:a xlink:href="https://www.theguardian.com/world/2001/feb/17/usa.julianborger" xlink:type="simple">https://www.theguardian.com/world/2001/feb/17/usa.julianborger</text:a></text:p>
            <text:p/>
            <text:p>Przykład dotyczy wyborów prezydenckich w USA w 2000 roku. Do wyborów przystąpili wtedy Goerge W. Bush i Al Gore. Goerge W. Bush wygrał przewagą zaledwie 537 głosów. W tym czasie prawodawcy stanowi przedłożyli Departamentowi Stanu usunięcie przestępców i innych niekwalifikowanych ludzi z list wyborczych. W tym celu zatrudniono firmę Database Technologies (DBT) aby sporządziła listę takich ludzi, ale jednocześnie departament poprosił o użycie szerokich parametrów, aby więcej ludzi trafiło na taką listę. W wyniku tego i innych nieprawidłowości wielu ludzi zostało nieprawidłowo usuniętych z list głosowania pomimo że nie byli przestępcami. To mogło znacząco zmienić wyniki wyborów w stanie Floryda, ponieważ przynajmniej 1100 zdolnych do głosowania wyborców zostało usuniętych nieprawidłowo z list wyborczych, co jest większą liczbą niż różnica głosów. NAACP i American Civil Liberties Union pozwali państwo argumentując, że usunięcie z list wyborczych pozbawiło praw obywatelskich czarnoskórych obywateli. W wyniku bardzo niskiej różnicy głosów stan Floryda, na mocy własnego prawa, był zmuszony do przeprowadzenia ponownego przeliczenia głosów, podczas którego pojawiły się kolejne nieprawidłowości.</text:p>
          </table:table-cell>
          <table:table-cell office:value-type="string" calcext:value-type="string">
            <text:p>elections</text:p>
          </table:table-cell>
          <table:table-cell office:value-type="string" calcext:value-type="string">
            <text:p>bill-nelson</text:p>
          </table:table-cell>
          <table:table-cell/>
          <table:table-cell office:value-type="string" calcext:value-type="string">
            <text:p>Florida</text:p>
          </table:table-cell>
          <table:table-cell office:value-type="string" calcext:value-type="string">
            <text:p>democrat</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letter to Gov. Rick Scott</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1,37</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3644245490431786, 0.08360599726438522, 0.07770413905382156, 0.21128278970718384, 0.19084542989730835, 0.43119722604751587]</text:p>
          </table:table-cell>
          <table:table-cell office:value-type="string" calcext:value-type="string">
            <text:p>[0.015866268426179886, 0.15834851562976837, 0.1666778326034546, 0.23999610543251038, 0.2131844460964203, 0.2059268355369568]</text:p>
          </table:table-cell>
        </table:table-row>
        <table:table-row table:style-name="ro3">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5" office:value-type="string" calcext:value-type="string">
            <text:p>0,43</text:p>
          </table:table-cell>
          <table:table-cell table:style-name="ce5" office:value-type="string" calcext:value-type="string">
            <text:p>0,29</text:p>
          </table:table-cell>
          <table:table-cell office:value-type="string" calcext:value-type="string">
            <text:p>Says Milken Institute rated San Antonio as nations top-performing local economy.</text:p>
          </table:table-cell>
          <table:table-cell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18">The report emphasizes the strong economic indicators within San Antonio</text:span><text:span text:style-name="T19">,</text:span><text:span text:style-name="T18">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row>
        <table:table-row table:style-name="ro4">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5" office:value-type="string" calcext:value-type="string">
            <text:p>0,42</text:p>
          </table:table-cell>
          <table:table-cell table:style-name="ce5" office:value-type="string" calcext:value-type="string">
            <text:p>0,38</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table:style-name="ce5" office:value-type="string" calcext:value-type="string">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row>
        <table:table-row table:style-name="ro5">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style-name="ce5" office:value-type="string" calcext:value-type="string">
            <text:p>0,40</text:p>
          </table:table-cell>
          <table:table-cell table:style-name="ce5" office:value-type="string" calcext:value-type="string">
            <text:p>0,30</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20">The Republican nominee for president, Paul Ryan</text:span><text:span text:style-name="T21">, has crafted a budget proposal </text:span><text:span text:style-name="T22">that calls for $700 billion in cuts to Medicare spending over the years</text:span><text:span text:style-name="T21">, </text:span><text:span text:style-name="T23">a figure that has been a point of contention between the parties</text:span><text:span text:style-name="T21"> for months. </text:span><text:span text:style-name="T24">This figure represents a significant chunk of the budget for the aging population, which is projected to rely heavily on Medicare for healthcare during the next decades.</text:span><text:span text:style-name="T21"> Democrats and other critics have highlighted the steep nature of these cuts and argued that </text:span><text:span text:style-name="T22">they would disproportionately hurt elderly citizens</text:span><text:span text:style-name="T25"> </text:span><text:span text:style-name="T22">who rely on the program</text:span><text:span text:style-name="T26">.</text:span> Ryan has consistently maintained that he intends to rein in government spending in a way that makes the budget more sustainable, and these Medicare cuts are a part of that strategy. <text:span text:style-name="T2">However, the $700 billion figure has become a point of contention between Republicans and Democrats.</text:span> <text:span text:style-name="T27">Democrats, and several Republican critics, have argued that this figure relies on the same $700 billion in savings from Medicare that Mitt Romney and other Republicans have been pushing for months</text:span>. <text:span text:style-name="T27">This strategy for budget cuts that hinges on a single source of revenue has been critiqued for being inflexible and unsustainable</text:span><text:span text:style-name="T26">.</text:span>  While Ryan's budget proposal does outline numerous cuts to other programs, some argue that these cuts, while necessary, do not address the fundamental issue of unsustainable government spending and its consequences for th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table:style-name="ce5" office:value-type="string" calcext:value-type="string">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row>
        <table:table-row table:style-name="ro5">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5" office:value-type="string" calcext:value-type="string">
            <text:p>0,39</text:p>
          </table:table-cell>
          <table:table-cell table:style-name="ce5" office:value-type="string" calcext:value-type="string">
            <text:p>0,23</text:p>
          </table:table-cell>
          <table:table-cell office:value-type="string" calcext:value-type="string">
            <text:p>Says Republicans supported legislation on early voting and in-person voting in 2005.</text:p>
          </table:table-cell>
          <table:table-cell office:value-type="string" calcext:value-type="string">
            <text:p>An NEJM spokesman said they are reviewing their policies to make sure this kind of confusion doesn't happen again. The survey language was that they would "try to leave" or "try to retire early" if it passed.</text:p>
          </table:table-cell>
          <table:table-cell office:value-type="string" calcext:value-type="string">
            <text:p><text:span text:style-name="T1">The Republican-led legislative session in 2005 saw a number of significant changes to election laws, including the </text:span><text:span text:style-name="T28">expansion</text:span><text:span text:style-name="T1"> of early and in-person voting opportunities.</text:span> These changes were aimed at boosting voter accessibility and participation. <text:span text:style-name="T1">The legislation that was passed to enact these changes was met with mixed reactions, ranging from praise for the increased participation potential to criticisms about potential inefficiencies and misuse of the new options.</text:span> <text:span text:style-name="T1">Though the initial arguments for expanded voting access often centered around fairness and increased civic engagement, several concerns have remained over time.</text:span> These concerns have been particularly amplified in light of recent national elections, where voter turnout has been higher than during previous years. While there remain open debates regarding the impact of these new legislative changes on voter participation, they undeniably contributed to the political landscape of the state. The changes implemented in 2005 were part of a broader initiative to streamline the voting process and ensure that all eligible voters have fair and equal access to the polls. In conclusion, the impact of the 2005 legislative changes on voter participation remains open for debate, with some suggesting they might have spurred greater civic engagement. Others suggest potential inefficiencies and misuse of the expanded voting options. <text:span text:style-name="T1">The changes did contribute to the state's political landscape</text:span>, reflecting a growing</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tym, że nowe prawo rozszerza możliwości głosowania</text:p>
            <text:p>- informacja o tym, że nowe prawo wywołało mieszane reakcje</text:p>
            <text:p>- informacja o tym, że nowe prawo początkowo było tworzone z myślą o poprawieniu obywatelskiego zaangażowania w wyborach</text:p>
          </table:table-cell>
          <table:table-cell office:value-type="string" calcext:value-type="string">
            <text:p><text:a xlink:href="https://en.wikipedia.org/wiki/Golden_Week_%28Ohio%29?utm_source=chatgpt.com" xlink:type="simple">https://en.wikipedia.org/wiki/Golden_Week_%28Ohio%29?utm_source=chatgpt.com</text:a></text:p>
            <text:p><text:a xlink:href="https://www.politifact.com/factchecks/2012/aug/28/teresa-fedor/teresa-fedor-says-republicans-supported-ohios-earl/" xlink:type="simple">https://www.politifact.com/factchecks/2012/aug/28/teresa-fedor/teresa-fedor-says-republicans-supported-ohios-earl/</text:a></text:p>
            <text:p><text:a xlink:href="https://chatgpt.com/share/6851db00-98e8-8000-a52c-9850890d3a70" xlink:type="simple">https://chatgpt.com/share/6851db00-98e8-8000-a52c-9850890d3a70</text:a></text:p>
            <text:p/>
            <text:p>Wygenerowany artykuł jest bardzo ogólny, ale zawiera potencjalnie przydatne informacje, choć nieprecyzyjne.</text:p>
          </table:table-cell>
          <table:table-cell office:value-type="string" calcext:value-type="string">
            <text:p>elections,government-regulation,voting-record</text:p>
          </table:table-cell>
          <table:table-cell office:value-type="string" calcext:value-type="string">
            <text:p>teresa-fedor</text:p>
          </table:table-cell>
          <table:table-cell office:value-type="string" calcext:value-type="string">
            <text:p>State representative</text:p>
          </table:table-cell>
          <table:table-cell office:value-type="string" calcext:value-type="string">
            <text:p>Ohio</text:p>
          </table:table-cell>
          <table:table-cell office:value-type="string" calcext:value-type="string">
            <text:p>democra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2,38</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504755899310112, 0.12948326766490936, 0.08157267421483994, 0.18837060034275055, 0.18628786504268646, 0.3937808573246002]</text:p>
          </table:table-cell>
          <table:table-cell office:value-type="string" calcext:value-type="string">
            <text:p>[0.02128630317747593, 0.15755262970924377, 0.14511702954769135, 0.2314571738243103, 0.22591054439544678, 0.2186763435602188]</text:p>
          </table:table-cell>
        </table:table-row>
        <table:table-row table:style-name="ro7">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5" office:value-type="string" calcext:value-type="string">
            <text:p>0,39</text:p>
          </table:table-cell>
          <table:table-cell table:style-name="ce5" office:value-type="string" calcext:value-type="string">
            <text:p>0,26</text:p>
          </table:table-cell>
          <table:table-cell office:value-type="string" calcext:value-type="string">
            <text:p>Donald Trump is against marriage equality. He wants to go back.</text:p>
          </table:table-cell>
          <table:table-cell office:value-type="string" calcext:value-type="string">
            <text:p>Speaking at the Democratic National Convention, Maloney said Trump is "against marriage equality" and "wants to go back" on the Supreme Courts same-sex marriage decision. Trump has consistently opposed same-sex marriage in interviews since 2000. He also said he would consider appointing justices to the Supreme Court who would favor reversing the decision and leave the issue of same-sex marriage to the states.</text:p>
          </table:table-cell>
          <table:table-cell office:value-type="string" calcext:value-type="string">
            <text:p>The specter of Donald Trump's return to politics continues to loom large, and <text:span text:style-name="T1">his outspoken opposition to marriage equality</text:span> adds a further layer of complexity to the political landscape. <text:span text:style-name="T1">Trump has consistently expressed his unwavering support for traditional marriage, opposing the legalization of same-sex marriages.</text:span>  <text:span text:style-name="T1">He sees marriage as a strictly heterosexual union</text:span>, <text:span text:style-name="T1">a stance that has been met with significant pushback from LGBTQ communities and allies.</text:span> <text:span text:style-name="T18">This opposition goes beyond mere opinion, as he actively promotes policies that restrict LGBTQ rights.</text:span><text:span text:style-name="T29"> </text:span> Trump's views represent a disturbing pattern of rejecting the progress made in LGBTQ rights, highlighting the urgent need to address the limitations and injustices still prevalent in the country.  <text:span text:style-name="T1">He has advocated for policies that would effectively roll back legal protections for LGBTQ individuals</text:span>, further contributing to a climate of fear and insecurity.  This stance echoes the anxieties and prejudices that fueled a generation of social conservatism, a legacy he seems determined to perpetuate.  <text:span text:style-name="T2">The consequences of Trump's stance on marriage equality are far-reaching, potentially creating social unrest and undermining the very fabric of the LGBTQ community in the United States</text:span>.  Ultimately, his resistance to marriage equality signifies a regressive step, an attack on fundamental human rights and a rejection of the evolving nature of social consciousness.In an era where society has shifte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tym, że Donald Trump jest zwolennikiem małżeństw dwupłciowych i przeciwnikiem małżeństw jednopłciowych.</text:p>
            <text:p>- informacja o tym, że Donald Trump stale informuje o swoim braku poparcia dla małżeństw jednopłciowych</text:p>
            <text:p>- informacja o tym, że promuje przepisy mające ograniczyć prawa osób LGBTQ</text:p>
            <text:p>- informacja o tym, że wspiera wdrożenie przepisów, które cofnęłyby legalne zabezpieczenia dla osób LGBTQ</text:p>
          </table:table-cell>
          <table:table-cell office:value-type="string" calcext:value-type="string">
            <text:p><text:a xlink:href="https://oko.press/trump-rozporzadzenia-zmienic-usa-na-jego-modle?utm_source=chatgpt.com" xlink:type="simple">https://oko.press/trump-rozporzadzenia-zmienic-usa-na-jego-modle?utm_source=chatgpt.com</text:a></text:p>
            <text:p><text:a xlink:href="https://chatgpt.com/share/6851f139-6358-8000-bdd7-da634b08a95d" xlink:type="simple">https://chatgpt.com/share/6851f139-6358-8000-bdd7-da634b08a95d</text:a></text:p>
            <text:p><text:a xlink:href="https://www.politifact.com/factchecks/2016/aug/15/sean-patrick-maloney/donald-trump-against-same-sex-marriage/" xlink:type="simple">https://www.politifact.com/factchecks/2016/aug/15/sean-patrick-maloney/donald-trump-against-same-sex-marriage/</text:a></text:p>
          </table:table-cell>
          <table:table-cell office:value-type="string" calcext:value-type="string">
            <text:p>gays-and-lesbians,marriage</text:p>
          </table:table-cell>
          <table:table-cell office:value-type="string" calcext:value-type="string">
            <text:p>sean-patrick-maloney</text:p>
          </table:table-cell>
          <table:table-cell office:value-type="string" calcext:value-type="string">
            <text:p>Congressman for NY-18</text:p>
          </table:table-cell>
          <table:table-cell office:value-type="string" calcext:value-type="string">
            <text:p>New York</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at the Democratic National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4,7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2576991468667984, 0.21862587332725525, 0.10363879054784775, 0.15713590383529663, 0.10811194777488708, 0.3899105191230774]</text:p>
          </table:table-cell>
          <table:table-cell office:value-type="string" calcext:value-type="string">
            <text:p>[0.026065416634082794, 0.21814900636672974, 0.17886976897716522, 0.25626587867736816, 0.1532512605190277, 0.16739867627620697]</text:p>
          </table:table-cell>
        </table:table-row>
        <table:table-row table:style-name="ro7">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style-name="ce5" office:value-type="string" calcext:value-type="string">
            <text:p>0,39</text:p>
          </table:table-cell>
          <table:table-cell table:style-name="ce5" office:value-type="string" calcext:value-type="string">
            <text:p>0,3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pan text:style-name="T30">- informacja o negatywnym wpływie braku reprezentacji z powodu braku dystryktu </text:span>kongresowego</text:p>
            <text:p>- informacja o publicznej chęci reewaluacji lub utworzenia dystryktu kongresowego</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row>
        <table:table-row table:style-name="ro8">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style-name="ce5" office:value-type="string" calcext:value-type="string">
            <text:p>0,38</text:p>
          </table:table-cell>
          <table:table-cell table:style-name="ce5" office:value-type="string" calcext:value-type="string">
            <text:p>0,22</text:p>
          </table:table-cell>
          <table:table-cell office:value-type="string" calcext:value-type="string">
            <text:p>Says Sen. Mitch McConnell is the No. 1 recipient of contributions from lobbyists this cycle.</text:p>
          </table:table-cell>
          <table:table-cell office:value-type="string" calcext:value-type="string">
            <text:p>Mike "Martinez has voted to raise taxes and utility rates while ending free bus service for seniors. "Austin residents pay more in taxes and could be paying more for electricity thanks to council actions Martinez supported. He also backed a decision by the Capital Metro board to charge half fares to elderly bus riders who had previously not been charged, though Martinez hardly did this by himself; its worth clarifying, too, that Capital Metro was under pressure to improve its finances and that Martinez missed the vote creating the then-50-cent fare.</text:p>
          </table:table-cell>
          <table:table-cell office:value-type="string" calcext:value-type="string">
            <text:p>This article is a starting point. You can expand it by adding your own insights and arguments to support your claims. <text:s/>For example, you can:* Explore the motivations behind McConnell's reliance on lobbyist contributions.* Detail the specific areas</text:p>
          </table:table-cell>
          <table:table-cell office:value-type="float" office:value="0" calcext:value-type="float">
            <text:p>0</text:p>
          </table:table-cell>
          <table:table-cell table:number-columns-repeated="6"/>
          <table:table-cell office:value-type="string" calcext:value-type="string">
            <text:p><text:a xlink:href="https://www.politifact.com/factchecks/2014/mar/27/alison-lundergan-grimes/does-mitch-mcconnell-receive-more-money-lobbyists-/" xlink:type="simple">https://www.politifact.com/factchecks/2014/mar/27/alison-lundergan-grimes/does-mitch-mcconnell-receive-more-money-lobbyists-/</text:a></text:p>
          </table:table-cell>
          <table:table-cell office:value-type="string" calcext:value-type="string">
            <text:p>campaign-finance,congress,campaign-advertising</text:p>
          </table:table-cell>
          <table:table-cell office:value-type="string" calcext:value-type="string">
            <text:p>alison-lundergan-grimes</text:p>
          </table:table-cell>
          <table:table-cell office:value-type="string" calcext:value-type="string">
            <text:p>Secretary of State</text:p>
          </table:table-cell>
          <table:table-cell office:value-type="string" calcext:value-type="string">
            <text:p>Kentucky</text:p>
          </table:table-cell>
          <table:table-cell office:value-type="string" calcext:value-type="string">
            <text:p>democra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ampaign email to supporter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6,5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08467227220535, 0.1334095150232315, 0.08280809968709946, 0.18934762477874756, 0.1748846173286438, 0.3844654858112335]</text:p>
          </table:table-cell>
          <table:table-cell office:value-type="string" calcext:value-type="string">
            <text:p>[0.044122934341430664, 0.22409391403198242, 0.17860141396522522, 0.21193203330039978, 0.16786637902259827, 0.17338334023952484]</text:p>
          </table:table-cell>
        </table:table-row>
        <table:table-row table:style-name="ro5">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5" office:value-type="string" calcext:value-type="string">
            <text:p>0,38</text:p>
          </table:table-cell>
          <table:table-cell table:style-name="ce5" office:value-type="string" calcext:value-type="string">
            <text:p>0,31</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row>
        <table:table-row table:style-name="ro7">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5" office:value-type="string" calcext:value-type="string">
            <text:p>0,37</text:p>
          </table:table-cell>
          <table:table-cell table:style-name="ce5" office:value-type="string" calcext:value-type="string">
            <text:p>0,26</text:p>
          </table:table-cell>
          <table:table-cell office:value-type="string" calcext:value-type="string">
            <text:p>Says 97 percent of food stamp benefits are paid in the proper amounts to people who are really eligible.</text:p>
          </table:table-cell>
          <table:table-cell office:value-type="string" calcext:value-type="string">
            <text:p>Our rating <text:s text:c="3"/>Zerban said Ryan supports "cutting funding for veterans by 24 percent. "But Ryans short-term budgets provide for spending increases for veterans services. And even if his long-term plans lead to spending reductions, there isnt enough detail to know whether and how much programs for veterans would be trimmed.</text:p>
          </table:table-cell>
          <table:table-cell office:value-type="string" calcext:value-type="string">
            <text:p>Recent reports suggesting that significant portions of food stamp benefits are being misused and diverted to ineligible individuals have raised public concern. <text:span text:style-name="T1">However, a new study by the Center for Budget and Policy Priorities (CBPP) has debunked these claims and provided compelling evidence that the vast majority of recipients receive their benefits in the proper amounts.  The CBPP analysis indicates that a whopping 97 percent of food stamp recipients are receiving their benefits accurately and as intended. </text:span> <text:span text:style-name="T1">This data paints a picture of efficiency and effectiveness in the Supplemental Nutrition Assistance Program (SNAP).</text:span>  This statistic confirms that the program is well-managed and delivering crucial assistance to the truly vulnerable populations it is intended to help.  <text:span text:style-name="T1">The study's findings, combined with the consistently strong performance of the SNAP program</text:span>, present a compelling argument against the inaccurate generalizations and harmful assumptions surrounding the program.  The vast majority of recipients are genuinely in need and are receiving their benefits appropriately.  Furthermore, SNAP's robust administrative processes and safeguards ensure the integrity of the program, preventing misuse and fraud.  The CBPP study's data serves as a strong indicator of the program's effectiveness and efficiency, proving its commitment to delivering vital assistance to those most in need, without resorting to misinformation or exaggeration.  The food stamp program</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analizie przeprowadzonej przez CBPP, która faktycznie miała miejsce</text:p>
            <text:p>- informacja o programie SNAP, którego dotyczy wypowiedź a nie został wspomniany w statement.</text:p>
            <text:p>- informacja o prawidłowym działaniu programu</text:p>
          </table:table-cell>
          <table:table-cell office:value-type="string" calcext:value-type="string">
            <text:p><text:a xlink:href="https://www.politifact.com/factchecks/2013/jun/25/pete-gallego/pete-gallego-says-97-percent-food-stamp-benefits-r/" xlink:type="simple">https://www.politifact.com/factchecks/2013/jun/25/pete-gallego/pete-gallego-says-97-percent-food-stamp-benefits-r/</text:a></text:p>
          </table:table-cell>
          <table:table-cell office:value-type="string" calcext:value-type="string">
            <text:p>agriculture,poverty</text:p>
          </table:table-cell>
          <table:table-cell office:value-type="string" calcext:value-type="string">
            <text:p>pete-gallego</text:p>
          </table:table-cell>
          <table:table-cell office:value-type="string" calcext:value-type="string">
            <text:p>Former legislator and U.S. House member</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U.S. House committee meeting.</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5" office:value-type="string" calcext:value-type="string">
            <text:p>0,9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101459696888924, 0.15261133015155792, 0.07893414050340652, 0.17018437385559082, 0.20341943204402924, 0.37474924325942993]</text:p>
          </table:table-cell>
          <table:table-cell office:value-type="string" calcext:value-type="string">
            <text:p>[0.023309579119086266, 0.1677168309688568, 0.14533574879169464, 0.2596418857574463, 0.24955308437347412, 0.15444284677505493]</text:p>
          </table:table-cell>
        </table:table-row>
        <table:table-row table:style-name="ro1" table:number-rows-repeated="1048564">
          <table:table-cell table:number-columns-repeated="38"/>
        </table:table-row>
        <table:table-row table:style-name="ro1">
          <table:table-cell table:number-columns-repeated="3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0">00.00.0000</text:date>, <text:time style:data-style-name="N2" text:time-value="15:44:15.186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5-06-18T02:59:29.769000000</dc:date>
    <meta:editing-duration>PT11H22M26S</meta:editing-duration>
    <meta:editing-cycles>61</meta:editing-cycles>
    <meta:document-statistic meta:table-count="1" meta:cell-count="409" meta:object-count="0"/>
  </office:meta>
</office:document-meta>
</file>